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ArrayPropertyEditorTests.withCustom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ArrayPropertyEditorTests.with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ArrayPropertyEditorTests.assertTrimmedElements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ArrayPropertyEditorTests.withEmptyArra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ArrayPropertyEditorTests.withDefaul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ArrayPropertyEditorTests.noTri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ArrayPropertyEditorTests.trim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ArrayPropertyEditorTests.withCharsTo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